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6.3in" style:type="right" style:leader-style="dotted" style:leader-text="."/>
        </style:tab-stops>
      </style:paragraph-properties>
      <style:text-properties style:font-name="Arial1" fo:font-size="10pt" fo:font-weight="normal" officeooo:rsid="00271232" officeooo:paragraph-rsid="0001bc59" style:font-name-asian="ＭＳ 明朝" style:font-size-asian="10pt" style:font-weight-asian="normal" style:font-name-complex="Arial2" style:font-size-complex="10pt" style:font-weight-complex="normal" text:display="true"/>
    </style:style>
    <style:style style:name="P2"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1bc59" style:font-size-asian="10pt" style:font-name-complex="Arial2" style:font-size-complex="10pt"/>
    </style:style>
    <style:style style:name="P3"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682f9" style:font-size-asian="10pt" style:font-size-complex="10pt"/>
    </style:style>
    <style:style style:name="P4" style:family="paragraph" style:parent-style-name="Standard">
      <style:paragraph-properties>
        <style:tab-stops>
          <style:tab-stop style:position="6.3in" style:type="right" style:leader-style="dotted" style:leader-text="."/>
        </style:tab-stops>
      </style:paragraph-properties>
      <style:text-properties style:font-name="Arial1" fo:font-size="10pt" fo:font-weight="bold" officeooo:paragraph-rsid="0001bc59" style:font-size-asian="10pt" style:font-weight-asian="bold" style:font-name-complex="Arial2" style:font-size-complex="10pt" style:font-weight-complex="bold"/>
    </style:style>
    <style:style style:name="P5" style:family="paragraph" style:parent-style-name="Standard">
      <style:paragraph-properties>
        <style:tab-stops>
          <style:tab-stop style:position="6.3in" style:type="right" style:leader-style="dotted" style:leader-text="."/>
        </style:tab-stops>
      </style:paragraph-properties>
      <style:text-properties style:font-name="Arial1" fo:font-size="10pt" fo:font-weight="bold" officeooo:paragraph-rsid="0003045b" style:font-size-asian="10pt" style:font-weight-asian="bold" style:font-name-complex="Arial2" style:font-size-complex="10pt" style:font-weight-complex="bold"/>
    </style:style>
    <style:style style:name="P6"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1bc59" style:font-name-asian="ＭＳ 明朝" style:font-size-asian="10pt" style:font-name-complex="Arial2" style:font-size-complex="10pt" text:display="true"/>
    </style:style>
    <style:style style:name="P7"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84c6e" style:font-name-asian="ＭＳ 明朝" style:font-size-asian="10pt" style:font-name-complex="Arial2" style:font-size-complex="10pt" text:display="true"/>
    </style:style>
    <style:style style:name="P8" style:family="paragraph" style:parent-style-name="Standard">
      <style:text-properties style:font-name="Arial1" fo:font-size="12pt" fo:language="de" fo:country="DE" officeooo:paragraph-rsid="0001bc59" style:font-size-asian="12pt" style:font-size-complex="12pt"/>
    </style:style>
    <style:style style:name="P9" style:family="paragraph" style:parent-style-name="Standard">
      <style:text-properties style:font-name="Arial1" fo:font-size="12pt" fo:language="de" fo:country="DE" officeooo:paragraph-rsid="0003045b" style:font-size-asian="12pt" style:font-size-complex="12pt"/>
    </style:style>
    <style:style style:name="P10" style:family="paragraph" style:parent-style-name="Standard">
      <style:text-properties style:font-name="Arial1" fo:font-size="12pt" fo:language="de" fo:country="DE" style:text-underline-style="solid" style:text-underline-width="auto" style:text-underline-color="font-color" fo:font-weight="bold" officeooo:rsid="0001bc59" officeooo:paragraph-rsid="0001bc59" style:font-size-asian="12pt" style:font-weight-asian="bold" style:font-size-complex="12pt" style:font-weight-complex="bold"/>
    </style:style>
    <style:style style:name="P11" style:family="paragraph" style:parent-style-name="Standard">
      <style:text-properties style:font-name="Arial1" fo:font-size="12pt" fo:language="de" fo:country="DE" style:text-underline-style="solid" style:text-underline-width="auto" style:text-underline-color="font-color" fo:font-weight="bold" officeooo:paragraph-rsid="0001bc59" style:font-size-asian="12pt" style:font-weight-asian="bold" style:font-size-complex="12pt" style:font-weight-complex="bold"/>
    </style:style>
    <style:style style:name="P12" style:family="paragraph" style:parent-style-name="Standard">
      <style:text-properties style:font-name="Arial1" fo:font-size="12pt" fo:font-weight="bold" officeooo:paragraph-rsid="0001bc59" style:font-size-asian="12pt" style:font-weight-asian="bold" style:font-size-complex="12pt" style:font-weight-complex="bold"/>
    </style:style>
    <style:style style:name="P13" style:family="paragraph" style:parent-style-name="Standard">
      <style:text-properties style:use-window-font-color="true" loext:opacity="0%" style:font-name="Arial1" fo:font-size="12pt" fo:language="de" fo:country="DE" fo:font-weight="normal" officeooo:paragraph-rsid="0001bc59" style:font-size-asian="12pt" style:font-weight-asian="normal" style:font-size-complex="12pt" style:font-weight-complex="normal"/>
    </style:style>
    <style:style style:name="P14" style:family="paragraph" style:parent-style-name="Standard">
      <style:text-properties style:use-window-font-color="true" loext:opacity="0%" style:font-name="Arial1" fo:font-size="12pt" fo:language="de" fo:country="DE" fo:font-weight="normal" officeooo:paragraph-rsid="00084c6e" style:font-size-asian="12pt" style:font-weight-asian="normal" style:font-size-complex="12pt" style:font-weight-complex="normal"/>
    </style:style>
    <style:style style:name="P15" style:family="paragraph" style:parent-style-name="Standard">
      <style:text-properties style:use-window-font-color="true" loext:opacity="0%" style:font-name="Arial1" fo:font-size="12pt" fo:language="de" fo:country="DE" officeooo:paragraph-rsid="0001bc59" style:font-size-asian="12pt" style:font-size-complex="12pt"/>
    </style:style>
    <style:style style:name="P16" style:family="paragraph" style:parent-style-name="Standard">
      <style:text-properties style:use-window-font-color="true" loext:opacity="0%" style:font-name="Arial1" fo:font-size="12pt" fo:language="de" fo:country="DE" officeooo:paragraph-rsid="00052331" style:font-size-asian="12pt" style:font-size-complex="12pt"/>
    </style:style>
    <style:style style:name="P17" style:family="paragraph" style:parent-style-name="Standard">
      <style:text-properties style:use-window-font-color="true" loext:opacity="0%" style:font-name="Arial1" fo:font-size="12pt" fo:language="de" fo:country="DE" style:text-underline-style="solid" style:text-underline-width="auto" style:text-underline-color="font-color" fo:font-weight="bold" officeooo:paragraph-rsid="0001bc59" style:font-size-asian="12pt" style:font-weight-asian="bold" style:font-size-complex="12pt" style:font-weight-complex="bold"/>
    </style:style>
    <style:style style:name="P18" style:family="paragraph" style:parent-style-name="Standard">
      <style:text-properties style:use-window-font-color="true" loext:opacity="0%" style:font-name="Arial1" fo:font-size="12pt" fo:language="de" fo:country="DE" fo:font-weight="bold" officeooo:paragraph-rsid="0001bc59" style:font-size-asian="12pt" style:font-weight-asian="bold" style:font-size-complex="12pt" style:font-weight-complex="bold"/>
    </style:style>
    <style:style style:name="P19" style:family="paragraph" style:parent-style-name="Footnote">
      <style:text-properties officeooo:paragraph-rsid="00084c6e"/>
    </style:style>
    <style:style style:name="P20" style:family="paragraph" style:parent-style-name="Footnote">
      <style:text-properties officeooo:paragraph-rsid="000b25b8"/>
    </style:style>
    <style:style style:name="P21" style:family="paragraph" style:parent-style-name="Standard">
      <style:text-properties style:use-window-font-color="true" loext:opacity="0%" style:font-name="Arial1" fo:font-size="12pt" fo:language="de" fo:country="DE" fo:font-weight="bold" officeooo:paragraph-rsid="0001bc59" style:font-size-asian="12pt" style:font-weight-asian="bold" style:font-size-complex="12pt" style:font-weight-complex="bold"/>
    </style:style>
    <style:style style:name="P22" style:family="paragraph" style:parent-style-name="Standard">
      <style:text-properties style:use-window-font-color="true" loext:opacity="0%" style:font-name="Arial1" fo:font-size="12pt" fo:language="de" fo:country="DE" fo:font-weight="bold" officeooo:paragraph-rsid="000caf4c" style:font-size-asian="12pt" style:font-weight-asian="bold" style:font-size-complex="12pt" style:font-weight-complex="bold"/>
    </style:style>
    <style:style style:name="P23" style:family="paragraph" style:parent-style-name="Standard">
      <style:text-properties style:use-window-font-color="true" loext:opacity="0%" style:font-name="Arial1" fo:font-size="12pt" fo:language="de" fo:country="DE" officeooo:paragraph-rsid="000b25b8" style:font-size-asian="12pt" style:font-size-complex="12pt"/>
    </style:style>
    <style:style style:name="P24" style:family="paragraph" style:parent-style-name="Standard">
      <style:text-properties style:use-window-font-color="true" loext:opacity="0%" style:font-name="Arial1" fo:font-size="12pt" fo:language="de" fo:country="DE" officeooo:paragraph-rsid="000caf4c" style:font-size-asian="12pt" style:font-size-complex="12pt"/>
    </style:style>
    <style:style style:name="P25" style:family="paragraph" style:parent-style-name="Standard">
      <style:text-properties style:use-window-font-color="true" loext:opacity="0%" style:font-name="Arial1" fo:font-size="12pt" fo:language="de" fo:country="DE" fo:font-weight="normal" officeooo:paragraph-rsid="000caf4c" style:font-size-asian="12pt" style:font-weight-asian="normal" style:font-size-complex="12pt" style:font-weight-complex="normal"/>
    </style:style>
    <style:style style:name="P26" style:family="paragraph" style:parent-style-name="Standard">
      <style:text-properties style:font-name="Arial1" fo:font-size="12pt" fo:language="de" fo:country="DE" officeooo:paragraph-rsid="000b25b8" style:font-size-asian="12pt" style:font-size-complex="12pt"/>
    </style:style>
    <style:style style:name="P27"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b25b8" style:font-size-asian="10pt" style:font-size-complex="10pt"/>
    </style:style>
    <style:style style:name="T1" style:family="text">
      <style:text-properties officeooo:rsid="0001bc59"/>
    </style:style>
    <style:style style:name="T2" style:family="text">
      <style:text-properties fo:font-weight="bold" style:font-weight-asian="bold" style:font-weight-complex="bold"/>
    </style:style>
    <style:style style:name="T3" style:family="text">
      <style:text-properties fo:font-weight="bold" officeooo:rsid="0001bc59" style:font-weight-asian="bold" style:font-weight-complex="bold"/>
    </style:style>
    <style:style style:name="T4" style:family="text">
      <style:text-properties fo:font-weight="bold" style:font-name-asian="ＭＳ 明朝" style:font-weight-asian="bold" style:font-weight-complex="bold" text:display="true"/>
    </style:style>
    <style:style style:name="T5" style:family="text">
      <style:text-properties fo:font-weight="bold" officeooo:rsid="0001bc59" style:font-name-asian="ＭＳ 明朝" style:font-weight-asian="bold" style:font-weight-complex="bold" text:display="true"/>
    </style:style>
    <style:style style:name="T6" style:family="text">
      <style:text-properties fo:font-weight="bold" officeooo:rsid="0020a900" style:font-name-asian="ＭＳ 明朝" style:font-weight-asian="bold" style:font-weight-complex="bold" text:display="true"/>
    </style:style>
    <style:style style:name="T7" style:family="text">
      <style:text-properties fo:font-weight="bold" officeooo:rsid="0001bc59" style:font-name-asian="ＭＳ 明朝" style:font-weight-asian="bold" style:font-name-complex="Arial2" style:font-weight-complex="bold" text:display="true"/>
    </style:style>
    <style:style style:name="T8" style:family="text">
      <style:text-properties fo:font-weight="bold" officeooo:rsid="00271232" style:font-name-asian="ＭＳ 明朝" style:font-weight-asian="bold" style:font-name-complex="Arial2" style:font-weight-complex="bold" text:display="tru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1bc59" style:font-weight-asian="bold" style:font-weight-complex="bold"/>
    </style:style>
    <style:style style:name="T11" style:family="text">
      <style:text-properties style:text-underline-style="solid" style:text-underline-width="auto" style:text-underline-color="font-color" fo:font-weight="bold" officeooo:rsid="0003045b"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52331" style:font-weight-asian="normal" style:font-weight-complex="normal"/>
    </style:style>
    <style:style style:name="T14" style:family="text">
      <style:text-properties style:text-underline-style="none" fo:font-weight="normal" officeooo:rsid="00094e77" style:font-weight-asian="normal" style:font-weight-complex="normal"/>
    </style:style>
    <style:style style:name="T15" style:family="text">
      <style:text-properties style:text-underline-style="none" fo:font-weight="normal" officeooo:rsid="000b25b8"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1bc59" style:font-weight-asian="normal" style:font-weight-complex="normal"/>
    </style:style>
    <style:style style:name="T19" style:family="text">
      <style:text-properties fo:font-weight="normal" officeooo:rsid="00271232" style:font-weight-asian="normal" style:font-weight-complex="normal"/>
    </style:style>
    <style:style style:name="T20" style:family="text">
      <style:text-properties fo:font-weight="normal" officeooo:rsid="00084c6e" style:font-weight-asian="normal" style:font-weight-complex="normal"/>
    </style:style>
    <style:style style:name="T21" style:family="text">
      <style:text-properties fo:font-weight="normal" officeooo:rsid="000caf4c" style:font-weight-asian="normal" style:font-weight-complex="normal"/>
    </style:style>
    <style:style style:name="T22" style:family="text">
      <style:text-properties fo:font-weight="normal" officeooo:rsid="00052331" style:font-weight-asian="normal" style:font-weight-complex="normal"/>
    </style:style>
    <style:style style:name="T23" style:family="text">
      <style:text-properties fo:font-weight="normal" officeooo:rsid="000b25b8" style:font-weight-asian="normal" style:font-weight-complex="normal"/>
    </style:style>
    <style:style style:name="T24" style:family="text">
      <style:text-properties fo:font-weight="normal" style:font-name-asian="ＭＳ 明朝" style:font-weight-asian="normal" style:font-weight-complex="normal" text:display="true"/>
    </style:style>
    <style:style style:name="T25" style:family="text">
      <style:text-properties fo:font-weight="normal" officeooo:rsid="0020a900" style:font-name-asian="ＭＳ 明朝" style:font-weight-asian="normal" style:font-weight-complex="normal" text:display="true"/>
    </style:style>
    <style:style style:name="T26" style:family="text">
      <style:text-properties fo:font-weight="normal" officeooo:rsid="0001bc59" style:font-name-asian="ＭＳ 明朝" style:font-weight-asian="normal" style:font-weight-complex="normal" text:display="true"/>
    </style:style>
    <style:style style:name="T27" style:family="text">
      <style:text-properties fo:font-weight="normal" officeooo:rsid="00271232" style:font-name-asian="ＭＳ 明朝" style:font-weight-asian="normal" style:font-weight-complex="normal" text:display="true"/>
    </style:style>
    <style:style style:name="T28" style:family="text">
      <style:text-properties fo:font-weight="normal" officeooo:rsid="00271232" style:font-name-asian="ＭＳ 明朝" style:font-weight-asian="normal" style:font-name-complex="Arial2" style:font-weight-complex="normal" text:display="true"/>
    </style:style>
    <style:style style:name="T29" style:family="text">
      <style:text-properties fo:font-weight="normal" officeooo:rsid="0001bc59" style:font-name-asian="ＭＳ 明朝" style:font-weight-asian="normal" style:font-name-complex="Arial2" style:font-weight-complex="normal" text:display="true"/>
    </style:style>
    <style:style style:name="T30" style:family="text">
      <style:text-properties fo:font-weight="normal" officeooo:rsid="000b25b8" style:font-name-asian="ＭＳ 明朝" style:font-weight-asian="normal" style:font-name-complex="Arial2" style:font-weight-complex="normal" text:display="true"/>
    </style:style>
    <style:style style:name="T31" style:family="text">
      <style:text-properties officeooo:rsid="0020a900"/>
    </style:style>
    <style:style style:name="T32" style:family="text">
      <style:text-properties fo:language="de" fo:country="DE" style:text-underline-style="solid" style:text-underline-width="auto" style:text-underline-color="font-color"/>
    </style:style>
    <style:style style:name="T33" style:family="text">
      <style:text-properties fo:language="de" fo:country="DE" style:font-name-asian="ＭＳ 明朝" text:display="true"/>
    </style:style>
    <style:style style:name="T34" style:family="text">
      <style:text-properties fo:language="de" fo:country="DE" officeooo:rsid="00271232" style:font-name-asian="ＭＳ 明朝" text:display="true"/>
    </style:style>
    <style:style style:name="T35" style:family="text">
      <style:text-properties fo:language="de" fo:country="DE" officeooo:rsid="0003045b" style:font-name-asian="ＭＳ 明朝" text:display="true"/>
    </style:style>
    <style:style style:name="T36" style:family="text">
      <style:text-properties fo:language="de" fo:country="DE" officeooo:rsid="0001bc59"/>
    </style:style>
    <style:style style:name="T37" style:family="text">
      <style:text-properties fo:language="de" fo:country="DE" fo:font-weight="bold" officeooo:rsid="00271232" style:font-name-asian="ＭＳ 明朝" style:font-weight-asian="bold" style:font-name-complex="Arial2" style:font-weight-complex="bold" text:display="true"/>
    </style:style>
    <style:style style:name="T38" style:family="text">
      <style:text-properties fo:language="de" fo:country="DE" style:text-underline-style="none" officeooo:rsid="0003045b" style:font-name-asian="ＭＳ 明朝" text:display="true"/>
    </style:style>
    <style:style style:name="T39" style:family="text">
      <style:text-properties style:font-name-asian="ＭＳ 明朝" text:display="true"/>
    </style:style>
    <style:style style:name="T40" style:family="text">
      <style:text-properties officeooo:rsid="0020a900" style:font-name-asian="ＭＳ 明朝" text:display="true"/>
    </style:style>
    <style:style style:name="T41" style:family="text">
      <style:text-properties officeooo:rsid="0001bc59" style:font-name-asian="ＭＳ 明朝" text:display="true"/>
    </style:style>
    <style:style style:name="T42" style:family="text">
      <style:text-properties officeooo:rsid="00271232" style:font-name-asian="ＭＳ 明朝" text:display="true"/>
    </style:style>
    <style:style style:name="T43" style:family="text">
      <style:text-properties officeooo:rsid="0003c3d1"/>
    </style:style>
    <style:style style:name="T44" style:family="text">
      <style:text-properties style:use-window-font-color="true" loext:opacity="0%" fo:font-weight="bold" style:font-weight-asian="bold" style:font-weight-complex="bold"/>
    </style:style>
    <style:style style:name="T45" style:family="text">
      <style:text-properties style:use-window-font-color="true" loext:opacity="0%" fo:language="de" fo:country="DE" style:text-underline-style="none" fo:font-weight="bold" officeooo:rsid="0003c3d1" style:font-name-asian="ＭＳ 明朝" style:font-weight-asian="bold" style:font-name-complex="Arial2" style:font-weight-complex="bold" text:display="true"/>
    </style:style>
    <style:style style:name="T46" style:family="text">
      <style:text-properties style:use-window-font-color="true" loext:opacity="0%" fo:language="de" fo:country="DE" style:text-underline-style="none" fo:font-weight="bold" officeooo:rsid="00271232" style:font-name-asian="ＭＳ 明朝" style:font-weight-asian="bold" style:font-name-complex="Arial2" style:font-weight-complex="bold" text:display="true"/>
    </style:style>
    <style:style style:name="T47" style:family="text">
      <style:text-properties style:use-window-font-color="true" loext:opacity="0%" fo:language="de" fo:country="DE" style:text-underline-style="none" fo:font-weight="bold" officeooo:rsid="000b25b8" style:font-name-asian="ＭＳ 明朝" style:font-weight-asian="bold" style:font-name-complex="Arial2" style:font-weight-complex="bold" text:display="true"/>
    </style:style>
    <style:style style:name="T48" style:family="text">
      <style:text-properties style:use-window-font-color="true" loext:opacity="0%" fo:language="de" fo:country="DE" fo:font-weight="normal" officeooo:rsid="0001bc59" style:font-weight-asian="normal" style:font-weight-complex="normal"/>
    </style:style>
    <style:style style:name="T49" style:family="text">
      <style:text-properties style:use-window-font-color="true" loext:opacity="0%" officeooo:rsid="00052331"/>
    </style:style>
    <style:style style:name="T50" style:family="text">
      <style:text-properties style:use-window-font-color="true" loext:opacity="0%" officeooo:rsid="000b25b8"/>
    </style:style>
    <style:style style:name="T51" style:family="text">
      <style:text-properties officeooo:rsid="00052331"/>
    </style:style>
    <style:style style:name="T52" style:family="text">
      <style:text-properties officeooo:rsid="00084c6e"/>
    </style:style>
    <style:style style:name="T53" style:family="text">
      <style:text-properties officeooo:rsid="00094e77"/>
    </style:style>
    <style:style style:name="T54" style:family="text">
      <style:text-properties officeooo:rsid="000b25b8"/>
    </style:style>
    <style:style style:name="T55" style:family="text">
      <style:text-properties fo:font-size="10pt" style:text-underline-style="none" fo:font-weight="normal" style:font-size-asian="10pt" style:font-weight-asian="normal" style:font-size-complex="10pt" style:font-weight-complex="normal"/>
    </style:style>
    <style:style style:name="T56" style:family="text">
      <style:text-properties fo:font-size="10pt" style:text-underline-style="none" fo:font-weight="normal" officeooo:rsid="00052331" style:font-size-asian="10pt" style:font-weight-asian="normal" style:font-size-complex="10pt" style:font-weight-complex="normal"/>
    </style:style>
    <style:style style:name="T57" style:family="text">
      <style:text-properties fo:font-size="10pt" style:text-underline-style="none" fo:font-weight="normal" officeooo:rsid="00094e77" style:font-size-asian="10pt" style:font-weight-asian="normal" style:font-size-complex="10pt" style:font-weight-complex="normal"/>
    </style:style>
    <style:style style:name="T58" style:family="text">
      <style:text-properties fo:font-size="10pt" style:text-underline-style="none" fo:font-weight="normal" officeooo:rsid="000b25b8" style:font-size-asian="10pt" style:font-weight-asian="normal" style:font-size-complex="10pt" style:font-weight-complex="normal"/>
    </style:style>
    <style:style style:name="T59" style:family="text">
      <style:text-properties fo:font-size="10pt" style:text-underline-style="none" fo:font-weight="normal" officeooo:rsid="00084c6e" style:font-size-asian="10pt" style:font-weight-asian="normal" style:font-size-complex="10pt" style:font-weight-complex="normal"/>
    </style:style>
    <style:style style:name="T60" style:family="text">
      <style:text-properties officeooo:rsid="000ca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0">Thema:</text:span><text:span text:style-name="T1"> </text:span>Analyse des Unternehmensleitbilds von Siemens AG.</text:p>
      <text:p text:style-name="P10">Autor:<text:span text:style-name="T12"> Rafaat Choki</text:span></text:p>
      <text:p text:style-name="P10">Matrikelnummer:<text:span text:style-name="T12"> s0590146</text:span></text:p>
      <text:p text:style-name="P12"><text:span text:style-name="T32"/></text:p>
      <text:p text:style-name="P1"><text:span text:style-name="T2">INHALT</text:span><text:span text:style-name="T3">SVERZEICHNIS</text:span> <text:tab/><text:span text:style-name="T1">1</text:span></text:p>
      <text:p text:style-name="P2"><text:span text:style-name="T4">1. </text:span><text:span text:style-name="T5">Einleitung</text:span><text:span text:style-name="T6"> </text:span><text:span text:style-name="T25"><text:tab/></text:span><text:span text:style-name="T26">1</text:span></text:p>
      <text:p text:style-name="P4"><text:span text:style-name="T40">2</text:span><text:span text:style-name="T39">. </text:span><text:span text:style-name="T33">Vision von Siemens AG</text:span><text:span text:style-name="T39"> </text:span><text:span text:style-name="T24"><text:tab/></text:span><text:span text:style-name="T26">1</text:span></text:p>
      <text:p text:style-name="P4"><text:span text:style-name="T41">3</text:span><text:span text:style-name="T42">. </text:span><text:span text:style-name="T41">Mission</text:span><text:span text:style-name="T34"> von Siemens AG</text:span><text:span text:style-name="T27"> <text:tab/></text:span><text:span text:style-name="T26">1</text:span></text:p>
      <text:p text:style-name="P5"><text:span text:style-name="T41">4</text:span><text:span text:style-name="T42">. </text:span><text:span text:style-name="T41">Unternehmensziele</text:span><text:span text:style-name="T34"> </text:span><text:span text:style-name="T35">und </text:span><text:span text:style-name="T38">strategische Prioritäten</text:span><text:span text:style-name="T34"> Siemens AG</text:span><text:span text:style-name="T27"> <text:tab/></text:span><text:span text:style-name="T26">2</text:span></text:p>
      <text:p text:style-name="P6"><text:s text:c="5"/>- <text:span text:style-name="T1">4</text:span>.<text:span text:style-name="T52">1</text:span><text:span text:style-name="T1"> Kundennutzen</text:span><text:span text:style-name="T31"> <text:tab/></text:span><text:span text:style-name="T1">2</text:span></text:p>
      <text:p text:style-name="P6"><text:s text:c="5"/>- <text:span text:style-name="T1">4</text:span>.<text:span text:style-name="T52">2</text:span> <text:span text:style-name="T1">Technologie mit Sinn und Zweck</text:span><text:span text:style-name="T31"> <text:tab/></text:span><text:span text:style-name="T1">2</text:span></text:p>
      <text:p text:style-name="P6"><text:s text:c="5"/>- <text:span text:style-name="T1">4</text:span>.<text:span text:style-name="T52">3</text:span> <text:span text:style-name="T1">Menschen </text:span><text:span text:style-name="T36">bestärken und befähigen</text:span><text:span text:style-name="T31"> <text:tab/></text:span><text:span text:style-name="T1">2</text:span></text:p>
      <text:p text:style-name="P6"><text:span text:style-name="T19"><text:s text:c="5"/>- </text:span><text:span text:style-name="T18">4</text:span><text:span text:style-name="T19">.</text:span><text:span text:style-name="T20">4</text:span><text:span text:style-name="T18"> Growth mindset</text:span><text:span text:style-name="T19"> <text:tab/></text:span><text:span text:style-name="T18">2</text:span></text:p>
      <text:p text:style-name="P7"><text:span text:style-name="T19"><text:s text:c="5"/>- </text:span><text:span text:style-name="T18">4</text:span><text:span text:style-name="T19">.</text:span><text:span text:style-name="T20">5</text:span><text:span text:style-name="T48"> Strategiegestaltung auf Unternehmensebene bei Siemens AG:</text:span><text:span text:style-name="T19"> <text:tab/></text:span><text:span text:style-name="T18">2</text:span></text:p>
      <text:p text:style-name="P3"><text:span text:style-name="T7">5</text:span><text:span text:style-name="T8">. </text:span><text:span text:style-name="T37">Reputation und Umsetzung des Leitbilds</text:span><text:span text:style-name="T28"> <text:tab/></text:span><text:span text:style-name="T29">2</text:span></text:p>
      <text:p text:style-name="P27"><text:span text:style-name="T45">6. </text:span><text:span text:style-name="T46">Führungstheorie im Kontext von Siemens AG: Die 3-D-Theorie von Reddin</text:span><text:span text:style-name="T28"> <text:tab/></text:span><text:span text:style-name="T29">2</text:span></text:p>
      <text:p text:style-name="P27"><text:span text:style-name="T47">LITERATURVERZEICHNIS </text:span><text:span text:style-name="T28"><text:s/><text:tab/></text:span><text:span text:style-name="T29">2<text:line-break/></text:span></text:p>
      <text:p text:style-name="P11">1. Einleitung</text:p>
      <text:p text:style-name="P8">Siemens AG, als führendes Technologieunternehmen, hat sich dazu verpflichtet, Lösungen zu gestalten, die positive Veränderungen im Leben bewirken. Die folgende Analyse widmet sich dem Leitbild von Siemens, beginnend mit der Vision, gefolgt von der Mission und den Unternehmenszielen.</text:p>
      <text:p text:style-name="P8"/>
      <text:p text:style-name="P11">2. Vision von Siemens AG</text:p>
      <text:p text:style-name="P8">Die Vision von Siemens ist es, Lösungen zu entwickeln, die das Leben positiv verändern <text:span text:style-name="T54">(vgl. Über uns Siemens AG 2023)</text:span>. Dieser Grundsatz spiegelt die grundlegende Absicht des Unternehmens wider, Technologien zu schaffen, die einen echten Fortschritt in verschiedenen Bereichen ermöglichen. Die Vision von Siemens ist kurz und allgemein gehalten, betont jedoch den positiven Einfluss, den das Unternehmen auf das Leben der Menschen und die Gesellschaft als Ganzes haben möchte.</text:p>
      <text:p text:style-name="P8"/>
      <text:p text:style-name="P11">3. Mission von Siemens AG</text:p>
      <text:p text:style-name="P26">Die Mission von Siemens ist breiter gefasst und umfasst verschiedene Sektoren, darunter Industrie, Infrastruktur, Mobilität und Gesundheitswesen. Siemens strebt danach, die digitale Transformation in diesen Bereichen zu beschleunigen, Unternehmen und Industrien neu zu gestalten und eine nachhaltige Zukunft zu fördern <text:span text:style-name="T49">(vgl. Unternehmenspräsentation</text:span><text:span text:style-name="T50"> Siemens AG 2023</text:span><text:span text:style-name="T49">, S.</text:span><text:span text:style-name="T50">4</text:span><text:span text:style-name="T49">). </text:span>Die Mission betont die Verbindung zwischen der realen und digitalen Welt, um Kunden bei ihrer eigenen digitalen Transformation zu unterstützen und Nachhaltigkeitsziele zu erreichen <text:span text:style-name="T49">(vgl. Unternehmenspräsentation</text:span><text:span text:style-name="T50"> Siemens AG 2023</text:span><text:span text:style-name="T49">, S.</text:span><text:span text:style-name="T50">6</text:span><text:span text:style-name="T49">)</text:span>.</text:p>
      <text:p text:style-name="P8"/>
      <text:p text:style-name="P9"><text:span text:style-name="T9">4. Unternehmensziele </text:span><text:span text:style-name="T11">und strategische Prioritäten </text:span><text:span text:style-name="T9">von Siemens AG</text:span></text:p>
      <text:p text:style-name="P8"><text:span text:style-name="T2">4.1 </text:span><text:span text:style-name="T44">Kundennutzen - Frühzeitige Bedarfserkennung und proaktive Erfüllung:</text:span></text:p>
      <text:p text:style-name="P25">Siemens identifiziert frühzeitig Kundenbedürfnisse durch umfassende Marktanalysen und fortschrittliche Technologien. Das Ziel ist, nicht nur auf bestehende Anforderungen zu reagieren, sondern auch zukünftige Bedürfnisse proaktiv zu erfüllen <text:span text:style-name="T60">(</text:span><text:span text:style-name="T51">vgl. Unternehmenspräsentation</text:span><text:span text:style-name="T54"> Siemens AG 2023</text:span><text:span text:style-name="T51">, S.</text:span><text:span text:style-name="T60">13).</text:span></text:p>
      <text:p text:style-name="P15"><text:span text:style-name="T2"/></text:p>
      <text:p text:style-name="P22">4.2 Technologie mit Sinn und Zweck - Innovatives Fortschreiten für gesellschaftlichen Nutzen:</text:p>
      <text:p text:style-name="P22"><text:soft-page-break/><text:span text:style-name="T17">Siemens setzt auf kontinuierliche Innovation und die sinnvolle Anwendung von Technologien, um nicht nur technologischen Fortschritt, sondern auch gesellschaftlichen Nutzen zu generieren </text:span><text:span text:style-name="T21">(</text:span><text:span text:style-name="T22">vgl. Unternehmenspräsentation</text:span><text:span text:style-name="T23"> Siemens AG 2023</text:span><text:span text:style-name="T22">, S.</text:span><text:span text:style-name="T21">13).</text:span></text:p>
      <text:p text:style-name="P15"><text:span text:style-name="T2"/></text:p>
      <text:p text:style-name="P18">4.3 Menschen bestärken und befähigen - Förderung von Potenzialen durch Schulungen und Ressourcen:</text:p>
      <text:p text:style-name="P25">Siemens engagiert sich dafür, Kunden, Partner und Mitarbeitende zu stärken, indem es Ressourcen, Schulungen und Technologien bereitstellt, die es ihnen ermöglichen, ihr volles Potenzial auszuschöpfen <text:span text:style-name="T60">(</text:span><text:span text:style-name="T51">vgl. Unternehmenspräsentation</text:span><text:span text:style-name="T54"> Siemens AG 2023</text:span><text:span text:style-name="T51">, S.</text:span><text:span text:style-name="T60">13).</text:span></text:p>
      <text:p text:style-name="P15"><text:span text:style-name="T2"/></text:p>
      <text:p text:style-name="P18">4.4 Growth Mindset - Kontinuierliches Lernen und Anpassungsbereitschaft:</text:p>
      <text:p text:style-name="P25">Siemens bekennt sich zu einem "Growth Mindset", das kontinuierliches Wachstum, Lernen und Anpassungsbereitschaft fördert. Dies prägt die Unternehmenskultur und stärkt die individuelle Entwicklung sowie die Leistungsfähigkeit des gesamten Unternehmens <text:span text:style-name="T60">(</text:span><text:span text:style-name="T51">vgl. Unternehmenspräsentation</text:span><text:span text:style-name="T54"> Siemens AG 2023</text:span><text:span text:style-name="T51">, S.</text:span><text:span text:style-name="T60">13).</text:span></text:p>
      <text:p text:style-name="P13"/>
      <text:p text:style-name="P18">4.5 Strategiegestaltung auf Unternehmensebene bei Siemens AG:</text:p>
      <text:p text:style-name="P14">Siemens betrachtet ihre verschiedenen Geschäftsfelder als ein Portfolio. Dies erfordert eine organisierte Struktur von Unternehmensbereichen, die eigenständige Geschäftseinheiten sind. Diese Bereiche sind weitgehend autonom, aber in den Gesamtverbund des Unternehmens eingebunden. Die Portfolioplanung, die Auswahl und Priorisierung der Geschäftsfelder, ist entscheidend, um ein Gesamtoptimum zu schaffen <text:span text:style-name="T43">(vgl. </text:span><text:span text:style-name="T52">Hugenberg &amp; Wulf</text:span><text:span text:style-name="T43"> </text:span><text:span text:style-name="T52">2015</text:span><text:span text:style-name="T43">, S.</text:span><text:span text:style-name="T52">98</text:span><text:span text:style-name="T43">-</text:span><text:span text:style-name="T52">99</text:span><text:span text:style-name="T43">). </text:span>Dieser Prozess ermöglicht es Siemens, flexibel auf verschiedene Anforderungen zu reagieren und unterstreicht die Anpassungsfähigkeit des Unternehmens.</text:p>
      <text:p text:style-name="P15"/>
      <text:p text:style-name="P17">5. Reputation und Umsetzung des Leitbilds</text:p>
      <text:p text:style-name="P24">Siemens verpflichtet sich vehement zur Nachhaltigkeit gemäß dem DEGREE-Rahmenwerk. Dieses priorisiert eindeutig Dekarbonisierung, Ethik, Governance, Ressourceneffizienz, Gerechtigkeit und Employability. Die Nachhaltigkeitsausrichtung ist in verschiedenen Unternehmensbereichen spürbar, von Digital Industries über Mobility bis hin zu Healthineers <text:span text:style-name="T21">(</text:span><text:span text:style-name="T22">vgl. Unternehmenspräsentation</text:span><text:span text:style-name="T23"> Siemens AG 2023</text:span><text:span text:style-name="T22">, S.</text:span><text:span text:style-name="T21">21)</text:span>.</text:p>
      <text:p text:style-name="P15"/>
      <text:p text:style-name="P24">Die Einführung von Siemens Xcelerator als digitale Geschäftsplattform betont das Engagement des Unternehmens für die beschleunigte digitale Transformation der Kunden. Der Xcelerator-Marktplatz ermöglicht eine kollaborative Community von Kunden, Partnern und Experten <text:span text:style-name="T21">(</text:span><text:span text:style-name="T22">vgl. Unternehmenspräsentation</text:span><text:span text:style-name="T23"> Siemens AG 2023</text:span><text:span text:style-name="T22">, S.</text:span><text:span text:style-name="T21">45-47)</text:span>.</text:p>
      <text:p text:style-name="P15"/>
      <text:p text:style-name="P16">Trotz geopolitischer und wirtschaftlicher Herausforderungen im Geschäftsjahr 2022 zeigt Siemens eine beeindruckende Performance <text:span text:style-name="T51">(vgl. Siemens Jahresbericht 2022, S.22-23)</text:span>. Die strategische Ausrichtung auf Automatisierung, Digitalisierung und Dekarbonisierung spiegelt sich im Wachstum von Auftragseingang und Umsatzerlösen wider.</text:p>
      <text:p text:style-name="P15"/>
      <text:p text:style-name="P15">Die Reputation von Siemens orientiert sich an den festgelegten Visionen, Missionen und Zielen. Das Unternehmen strebt weiterhin positive Veränderungen an, um nachhaltige Fortschritte zu ermöglichen. Siemens genießt eine herausragende Reputation durch Top-Platzierungen in Rankings, was entscheidend für die Mitarbeitergewinnung in umkämpften Märkten ist. Diese positive Wahrnehmung verschafft Siemens finanzielle Flexibilität durch gesteigertes Vertrauen an den Finanzmärkten.</text:p>
      <text:p text:style-name="P15"/>
      <text:p text:style-name="P17"><text:soft-page-break/><text:span text:style-name="T43">6. </text:span>Führungstheorie im Kontext von Siemens AG: Die 3-D-Theorie von Reddin</text:p>
      <text:p text:style-name="P23">Neben den Kernaspekten des Siemens-Leitbilds wirft die Integration von Führungstheorien, wie der 3-D-Theorie von Reddin, einen Blick auf die Organisationskultur. Reddins Ansatz betont Führungsstil, Situation und Erfolg. In großen Unternehmen wie Siemens findet diese Theorie Anwendung, trotz Kritik an Struktur und Messbarkeit <text:span text:style-name="T43">(vgl. Drumm 2008, S.422-423)</text:span>. Die Implementierung der 3-D-Theorie könnte darauf hinweisen, dass Siemens flexibel auf verschiedene Führungssituationen reagiert, was die Anpassungsfähigkeit und Vielseitigkeit des Unternehmens unterstreicht.</text:p>
      <text:p text:style-name="P23"/>
      <text:p text:style-name="P23"><text:span text:style-name="T9">Literaturverzeichnis</text:span></text:p>
      <text:p text:style-name="P23"><text:span text:style-name="T56">- Siemens AG (202</text:span><text:span text:style-name="T57">3</text:span><text:span text:style-name="T56">): </text:span><text:span text:style-name="T58">Über uns</text:span><text:span text:style-name="T55">. URL: </text:span><text:a xlink:type="simple" xlink:href="https://www.siemens.com/de/de/unternehmen/konzern.html" text:style-name="Internet_20_link" text:visited-style-name="Visited_20_Internet_20_Link">https://www.siemens.com/de/de/unternehmen/konzern.html</text:a><text:span text:style-name="T55"> (abgerufen am </text:span><text:span text:style-name="T56">12</text:span><text:span text:style-name="T55">.</text:span><text:span text:style-name="T57">8</text:span><text:span text:style-name="T55">.20</text:span><text:span text:style-name="T56">23</text:span><text:span text:style-name="T55">).</text:span></text:p>
      <text:p text:style-name="P23"><text:span text:style-name="T56"/></text:p>
      <text:p text:style-name="P23"><text:span text:style-name="T56">- Siemens AG (202</text:span><text:span text:style-name="T57">3</text:span><text:span text:style-name="T56">): </text:span><text:span text:style-name="T55">Unternehmenspräsentation Siemens AG. URL: </text:span><text:a xlink:type="simple" xlink:href="https://assets.new.siemens.com/siemens/assets/api/uuid:4417dc50-fb51-4aa4-a008-811ccbf1eec1/siemens-unternehmenspraesentation.pdf" text:style-name="Internet_20_link" text:visited-style-name="Visited_20_Internet_20_Link">https://assets.new.siemens.com/siemens/assets/api/uuid:4417dc50-fb51-4aa4-a008-811ccbf1eec1/siemens-unternehmenspraesentation.pdf</text:a><text:span text:style-name="T55"> (abgerufen am </text:span><text:span text:style-name="T56">12</text:span><text:span text:style-name="T55">.</text:span><text:span text:style-name="T57">8</text:span><text:span text:style-name="T55">.20</text:span><text:span text:style-name="T56">23</text:span><text:span text:style-name="T55">).</text:span></text:p>
      <text:p text:style-name="P23"><text:span text:style-name="T55"/></text:p>
      <text:p text:style-name="P23"><text:span text:style-name="T55">- </text:span><text:span text:style-name="T56">Siemens AG (2022): </text:span><text:span text:style-name="T55">Siemens-Bericht FÜR DAS GESCHÄFTSJAHR 2022. URL: </text:span><text:a xlink:type="simple" xlink:href="https://www.siemens.com/applications/b09c49eb-3a14-73b3-9f71-e30e3c2dfdbd/s3_assets/pdfs/de/" text:style-name="Internet_20_link" text:visited-style-name="Visited_20_Internet_20_Link">https://www.siemens.com/applications/b09c49eb-3a14-73b3-9f71-e30e3c2dfdbd/s3_assets/pdfs/de/</text:a></text:p>
      <text:p text:style-name="P23"><text:a xlink:type="simple" xlink:href="https://www.siemens.com/applications/b09c49eb-3a14-73b3-9f71-e30e3c2dfdbd/s3_assets/pdfs/de/Siemens_Bericht_GJ2022.pdf" text:style-name="Internet_20_link" text:visited-style-name="Visited_20_Internet_20_Link">Siemens_Bericht_GJ2022.pdf</text:a><text:span text:style-name="T55"> (abgerufen am </text:span><text:span text:style-name="T56">12</text:span><text:span text:style-name="T55">.</text:span><text:span text:style-name="T56">01</text:span><text:span text:style-name="T55">.20</text:span><text:span text:style-name="T56">23</text:span><text:span text:style-name="T55">).</text:span></text:p>
      <text:p text:style-name="P23"><text:span text:style-name="T55"/></text:p>
      <text:p text:style-name="P23"><text:span text:style-name="T55">- </text:span><text:span text:style-name="T59">Hugenberg</text:span><text:span text:style-name="T55">, H. </text:span><text:span text:style-name="T59">&amp; Wulf, T.</text:span><text:span text:style-name="T55"> (20</text:span><text:span text:style-name="T59">15</text:span><text:span text:style-name="T55">): Grundlagen der Unternehmensführung, Einführung für Bachelorstudierend</text:span><text:span text:style-name="T59">e</text:span><text:span text:style-name="T55">. </text:span><text:span text:style-name="T59">5</text:span><text:span text:style-name="T55">. Auflage, Springer Verlag.</text:span></text:p>
      <text:p text:style-name="P23"><text:span text:style-name="T58"/></text:p>
      <text:p text:style-name="P23"><text:span text:style-name="T58">- Drumm, H. J. (2008): Personalwirtschaft. 6. Auflage, Springer Verlag. <text:s/></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6:16:44.221000000</meta:creation-date>
    <dc:date>2023-12-08T19:40:51.120000000</dc:date>
    <meta:editing-duration>PT9H46M14S</meta:editing-duration>
    <meta:editing-cycles>11</meta:editing-cycles>
    <meta:generator>LibreOffice/7.6.2.1$Windows_X86_64 LibreOffice_project/56f7684011345957bbf33a7ee678afaf4d2ba333</meta:generator>
    <meta:document-statistic meta:table-count="0" meta:image-count="0" meta:object-count="0" meta:page-count="3" meta:paragraph-count="47" meta:word-count="858" meta:character-count="7175" meta:non-whitespace-character-count="6320"/>
  </office:meta>
</office:document-meta>
</file>